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.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.03964201</text:p>
          </table:table-cell>
          <table:table-cell table:formula="of:=[.C1]*[.A1]/([.H$8]*[.I$8])" office:value-type="float" office:value="229.393939393939" calcext:value-type="float">
            <text:p>229.3939393939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.32</text:p>
          </table:table-cell>
          <table:table-cell/>
          <table:table-cell table:formula="of:=[.D2]/1000000" office:value-type="float" office:value="0.07688832" calcext:value-type="float">
            <text:p>0.07688832</text:p>
          </table:table-cell>
          <table:table-cell table:formula="of:=[.C2]*[.A2]/([.H$8]*[.I$8])" office:value-type="float" office:value="236.363636363636" calcext:value-type="float">
            <text:p>236.3636363636</text:p>
          </table:table-cell>
          <table:table-cell office:value-type="string" calcext:value-type="string">
            <text:p>sorting a set of 26k elements, simulated on one p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.96</text:p>
          </table:table-cell>
          <table:table-cell/>
          <table:table-cell table:formula="of:=[.D3]/1000000" office:value-type="float" office:value="0.14530596" calcext:value-type="float">
            <text:p>0.14530596</text:p>
          </table:table-cell>
          <table:table-cell table:formula="of:=[.C3]*[.A3]/([.H$8]*[.I$8])" office:value-type="float" office:value="250.909090909091" calcext:value-type="float">
            <text:p>250.90909090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.44</text:p>
          </table:table-cell>
          <table:table-cell/>
          <table:table-cell table:formula="of:=[.D4]/1000000" office:value-type="float" office:value="0.26307244" calcext:value-type="float">
            <text:p>0.26307244</text:p>
          </table:table-cell>
          <table:table-cell table:formula="of:=[.C4]*[.A4]/([.H$8]*[.I$8])" office:value-type="float" office:value="276.363636363636" calcext:value-type="float">
            <text:p>276.3636363636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.63</text:p>
          </table:table-cell>
          <table:table-cell/>
          <table:table-cell table:formula="of:=[.D5]/1000000" office:value-type="float" office:value="0.46442263" calcext:value-type="float">
            <text:p>0.46442263</text:p>
          </table:table-cell>
          <table:table-cell table:formula="of:=[.C5]*[.A5]/([.H$8]*[.I$8])" office:value-type="float" office:value="315.151515151515" calcext:value-type="float">
            <text:p>315.15151515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.9</text:p>
          </table:table-cell>
          <table:table-cell/>
          <table:table-cell table:formula="of:=[.D6]/1000000" office:value-type="float" office:value="0.9867809" calcext:value-type="float">
            <text:p>0.9867809</text:p>
          </table:table-cell>
          <table:table-cell table:formula="of:=[.C6]*[.A6]/([.H$8]*[.I$8])" office:value-type="float" office:value="300.606060606061" calcext:value-type="float">
            <text:p>300.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.25</text:p>
          </table:table-cell>
          <table:table-cell/>
          <table:table-cell table:formula="of:=[.D7]/1000000" office:value-type="float" office:value="1.93215025" calcext:value-type="float">
            <text:p>1.93215025</text:p>
          </table:table-cell>
          <table:table-cell table:formula="of:=[.C7]*[.A7]/([.H$8]*[.I$8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.62</text:p>
          </table:table-cell>
          <table:table-cell/>
          <table:table-cell table:formula="of:=[.D8]/1000000" office:value-type="float" office:value="3.82757462" calcext:value-type="float">
            <text:p>3.82757462</text:p>
          </table:table-cell>
          <table:table-cell table:formula="of:=[.C8]*[.A8]/([.H$8]*[.I$8])" office:value-type="float" office:value="310.30303030303" calcext:value-type="float">
            <text:p>310.30303030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.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.04284698</text:p>
          </table:table-cell>
          <table:table-cell table:formula="of:=[.C10]*[.A10]/([.H$10]*[.I$10])" office:value-type="float" office:value="104.848484848485" calcext:value-type="float">
            <text:p>104.848484848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.48</text:p>
          </table:table-cell>
          <table:table-cell/>
          <table:table-cell table:formula="of:=[.D11]/1000000" office:value-type="float" office:value="0.06165348" calcext:value-type="float">
            <text:p>0.06165348</text:p>
          </table:table-cell>
          <table:table-cell table:formula="of:=[.C11]*[.A11]/([.H$10]*[.I$10])" office:value-type="float" office:value="147.878787878788" calcext:value-type="float">
            <text:p>147.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.35</text:p>
          </table:table-cell>
          <table:table-cell/>
          <table:table-cell table:formula="of:=[.D12]/1000000" office:value-type="float" office:value="0.09652635" calcext:value-type="float">
            <text:p>0.09652635</text:p>
          </table:table-cell>
          <table:table-cell table:formula="of:=[.C12]*[.A12]/([.H$10]*[.I$10])" office:value-type="float" office:value="187.878787878788" calcext:value-type="float">
            <text:p>187.87878787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.23</text:p>
          </table:table-cell>
          <table:table-cell/>
          <table:table-cell table:formula="of:=[.D13]/1000000" office:value-type="float" office:value="0.15991423" calcext:value-type="float">
            <text:p>0.15991423</text:p>
          </table:table-cell>
          <table:table-cell table:formula="of:=[.C13]*[.A13]/([.H$10]*[.I$10])" office:value-type="float" office:value="227.878787878788" calcext:value-type="float">
            <text:p>227.87878787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.6</text:p>
          </table:table-cell>
          <table:table-cell/>
          <table:table-cell table:formula="of:=[.D14]/1000000" office:value-type="float" office:value="0.2706466" calcext:value-type="float">
            <text:p>0.2706466</text:p>
          </table:table-cell>
          <table:table-cell table:formula="of:=[.C14]*[.A14]/([.H$10]*[.I$10])" office:value-type="float" office:value="271.515151515151" calcext:value-type="float">
            <text:p>271.51515151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.16</text:p>
          </table:table-cell>
          <table:table-cell/>
          <table:table-cell table:formula="of:=[.D15]/1000000" office:value-type="float" office:value="0.53225816" calcext:value-type="float">
            <text:p>0.53225816</text:p>
          </table:table-cell>
          <table:table-cell table:formula="of:=[.C15]*[.A15]/([.H$10]*[.I$10])" office:value-type="float" office:value="281.212121212121" calcext:value-type="float">
            <text:p>281.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.18</text:p>
          </table:table-cell>
          <table:table-cell/>
          <table:table-cell table:formula="of:=[.D16]/1000000" office:value-type="float" office:value="1.09840618" calcext:value-type="float">
            <text:p>1.09840618</text:p>
          </table:table-cell>
          <table:table-cell table:formula="of:=[.C16]*[.A16]/([.H$10]*[.I$10])" office:value-type="float" office:value="271.515151515151" calcext:value-type="float">
            <text:p>271.51515151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.81</text:p>
          </table:table-cell>
          <table:table-cell/>
          <table:table-cell table:formula="of:=[.D17]/1000000" office:value-type="float" office:value="1.94865481" calcext:value-type="float">
            <text:p>1.94865481</text:p>
          </table:table-cell>
          <table:table-cell table:formula="of:=[.C17]*[.A17]/([.H$10]*[.I$10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.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.04306183</text:p>
          </table:table-cell>
          <table:table-cell table:formula="of:=[.C18]*[.A18]/([.H$10]*[.I$10])" office:value-type="float" office:value="104.848484848485" calcext:value-type="float">
            <text:p>104.84848484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.98</text:p>
          </table:table-cell>
          <table:table-cell/>
          <table:table-cell table:formula="of:=[.D19]/1000000" office:value-type="float" office:value="0.06147798" calcext:value-type="float">
            <text:p>0.06147798</text:p>
          </table:table-cell>
          <table:table-cell table:formula="of:=[.C19]*[.A19]/([.H$10]*[.I$10])" office:value-type="float" office:value="147.878787878788" calcext:value-type="float">
            <text:p>147.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.81</text:p>
          </table:table-cell>
          <table:table-cell/>
          <table:table-cell table:formula="of:=[.D20]/1000000" office:value-type="float" office:value="0.09788981" calcext:value-type="float">
            <text:p>0.09788981</text:p>
          </table:table-cell>
          <table:table-cell table:formula="of:=[.C20]*[.A2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.52</text:p>
          </table:table-cell>
          <table:table-cell/>
          <table:table-cell table:formula="of:=[.D21]/1000000" office:value-type="float" office:value="0.15669952" calcext:value-type="float">
            <text:p>0.15669952</text:p>
          </table:table-cell>
          <table:table-cell table:formula="of:=[.C21]*[.A21]/([.H$10]*[.I$10])" office:value-type="float" office:value="232.727272727273" calcext:value-type="float">
            <text:p>232.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.74</text:p>
          </table:table-cell>
          <table:table-cell/>
          <table:table-cell table:formula="of:=[.D22]/1000000" office:value-type="float" office:value="0.26303974" calcext:value-type="float">
            <text:p>0.26303974</text:p>
          </table:table-cell>
          <table:table-cell table:formula="of:=[.C22]*[.A22]/([.H$10]*[.I$10])" office:value-type="float" office:value="276.363636363636" calcext:value-type="float">
            <text:p>276.36363636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.14</text:p>
          </table:table-cell>
          <table:table-cell/>
          <table:table-cell table:formula="of:=[.D23]/1000000" office:value-type="float" office:value="0.52124114" calcext:value-type="float">
            <text:p>0.52124114</text:p>
          </table:table-cell>
          <table:table-cell table:formula="of:=[.C23]*[.A23]/([.H$10]*[.I$10])" office:value-type="float" office:value="281.212121212121" calcext:value-type="float">
            <text:p>281.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.3</text:p>
          </table:table-cell>
          <table:table-cell/>
          <table:table-cell table:formula="of:=[.D24]/1000000" office:value-type="float" office:value="0.9930613" calcext:value-type="float">
            <text:p>0.9930613</text:p>
          </table:table-cell>
          <table:table-cell table:formula="of:=[.C24]*[.A24]/([.H$10]*[.I$10])" office:value-type="float" office:value="290.909090909091" calcext:value-type="float">
            <text:p>290.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.62</text:p>
          </table:table-cell>
          <table:table-cell/>
          <table:table-cell table:formula="of:=[.D25]/1000000" office:value-type="float" office:value="1.98204662" calcext:value-type="float">
            <text:p>1.98204662</text:p>
          </table:table-cell>
          <table:table-cell table:formula="of:=[.C25]*[.A25]/([.H$10]*[.I$10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.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.04280971</text:p>
          </table:table-cell>
          <table:table-cell table:formula="of:=[.C26]*[.A26]/([.H$10]*[.I$10])" office:value-type="float" office:value="102.727272727273" calcext:value-type="float">
            <text:p>102.72727272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.08</text:p>
          </table:table-cell>
          <table:table-cell/>
          <table:table-cell table:formula="of:=[.D27]/1000000" office:value-type="float" office:value="0.06259908" calcext:value-type="float">
            <text:p>0.06259908</text:p>
          </table:table-cell>
          <table:table-cell table:formula="of:=[.C27]*[.A27]/([.H$10]*[.I$10])" office:value-type="float" office:value="145.454545454545" calcext:value-type="float">
            <text:p>145.4545454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.98</text:p>
          </table:table-cell>
          <table:table-cell/>
          <table:table-cell table:formula="of:=[.D28]/1000000" office:value-type="float" office:value="0.09738298" calcext:value-type="float">
            <text:p>0.09738298</text:p>
          </table:table-cell>
          <table:table-cell table:formula="of:=[.C28]*[.A28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.44</text:p>
          </table:table-cell>
          <table:table-cell/>
          <table:table-cell table:formula="of:=[.D29]/1000000" office:value-type="float" office:value="0.15749344" calcext:value-type="float">
            <text:p>0.15749344</text:p>
          </table:table-cell>
          <table:table-cell table:formula="of:=[.C29]*[.A29]/([.H$10]*[.I$10])" office:value-type="float" office:value="232.727272727273" calcext:value-type="float">
            <text:p>232.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.52</text:p>
          </table:table-cell>
          <table:table-cell/>
          <table:table-cell table:formula="of:=[.D30]/1000000" office:value-type="float" office:value="0.27102052" calcext:value-type="float">
            <text:p>0.27102052</text:p>
          </table:table-cell>
          <table:table-cell table:formula="of:=[.C30]*[.A30]/([.H$10]*[.I$10])" office:value-type="float" office:value="266.666666666667" calcext:value-type="float">
            <text:p>26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.69</text:p>
          </table:table-cell>
          <table:table-cell/>
          <table:table-cell table:formula="of:=[.D31]/1000000" office:value-type="float" office:value="0.55486669" calcext:value-type="float">
            <text:p>0.55486669</text:p>
          </table:table-cell>
          <table:table-cell table:formula="of:=[.C31]*[.A31]/([.H$10]*[.I$10])" office:value-type="float" office:value="261.818181818182" calcext:value-type="float">
            <text:p>261.818181818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.33</text:p>
          </table:table-cell>
          <table:table-cell/>
          <table:table-cell table:formula="of:=[.D32]/1000000" office:value-type="float" office:value="1.03385633" calcext:value-type="float">
            <text:p>1.03385633</text:p>
          </table:table-cell>
          <table:table-cell table:formula="of:=[.C32]*[.A32]/([.H$10]*[.I$10])" office:value-type="float" office:value="290.909090909091" calcext:value-type="float">
            <text:p>290.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.06</text:p>
          </table:table-cell>
          <table:table-cell/>
          <table:table-cell table:formula="of:=[.D33]/1000000" office:value-type="float" office:value="2.09680406" calcext:value-type="float">
            <text:p>2.09680406</text:p>
          </table:table-cell>
          <table:table-cell table:formula="of:=[.C33]*[.A33]/([.H$10]*[.I$10])" office:value-type="float" office:value="310.30303030303" calcext:value-type="float">
            <text:p>310.303030303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.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.10049342</text:p>
          </table:table-cell>
          <table:table-cell table:formula="of:=[.C10]*[.A10]/([.H$10]*[.I$10])" office:value-type="float" office:value="122.5" calcext:value-type="float">
            <text:p>122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.69</text:p>
          </table:table-cell>
          <table:table-cell/>
          <table:table-cell table:formula="of:=[.D11]/1000000" office:value-type="float" office:value="0.16531369" calcext:value-type="float">
            <text:p>0.16531369</text:p>
          </table:table-cell>
          <table:table-cell table:formula="of:=[.C11]*[.A11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.04</text:p>
          </table:table-cell>
          <table:table-cell/>
          <table:table-cell table:formula="of:=[.D12]/1000000" office:value-type="float" office:value="0.32458904" calcext:value-type="float">
            <text:p>0.3245890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.5</text:p>
          </table:table-cell>
          <table:table-cell/>
          <table:table-cell table:formula="of:=[.D13]/1000000" office:value-type="float" office:value="0.6177205" calcext:value-type="float">
            <text:p>0.61772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.07</text:p>
          </table:table-cell>
          <table:table-cell/>
          <table:table-cell table:formula="of:=[.D14]/1000000" office:value-type="float" office:value="1.10448007" calcext:value-type="float">
            <text:p>1.10448007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.79</text:p>
          </table:table-cell>
          <table:table-cell/>
          <table:table-cell table:formula="of:=[.D15]/1000000" office:value-type="float" office:value="2.34586479" calcext:value-type="float">
            <text:p>2.34586479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.25</text:p>
          </table:table-cell>
          <table:table-cell/>
          <table:table-cell table:formula="of:=[.D16]/1000000" office:value-type="float" office:value="4.58556625" calcext:value-type="float">
            <text:p>4.5855662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.12884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.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.09947685</text:p>
          </table:table-cell>
          <table:table-cell table:formula="of:=[.C18]*[.A18]/([.H$10]*[.I$10])"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.54</text:p>
          </table:table-cell>
          <table:table-cell/>
          <table:table-cell table:formula="of:=[.D19]/1000000" office:value-type="float" office:value="0.16542154" calcext:value-type="float">
            <text:p>0.16542154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.8</text:p>
          </table:table-cell>
          <table:table-cell/>
          <table:table-cell table:formula="of:=[.D20]/1000000" office:value-type="float" office:value="0.3241178" calcext:value-type="float">
            <text:p>0.3241178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.7</text:p>
          </table:table-cell>
          <table:table-cell/>
          <table:table-cell table:formula="of:=[.D21]/1000000" office:value-type="float" office:value="0.6158117" calcext:value-type="float">
            <text:p>0.6158117</text:p>
          </table:table-cell>
          <table:table-cell table:formula="of:=[.C21]*[.A21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.96</text:p>
          </table:table-cell>
          <table:table-cell/>
          <table:table-cell table:formula="of:=[.D22]/1000000" office:value-type="float" office:value="1.10377796" calcext:value-type="float">
            <text:p>1.10377796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.338287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.588724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.5</text:p>
          </table:table-cell>
          <table:table-cell/>
          <table:table-cell table:formula="of:=[.D25]/1000000" office:value-type="float" office:value="9.1074795" calcext:value-type="float">
            <text:p>9.1074795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.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.16232069</text:p>
          </table:table-cell>
          <table:table-cell table:formula="of:=[.C1]*[.A1]/([.H$8]*[.I$8])" office:value-type="float" office:value="150.833333333333" calcext:value-type="float">
            <text:p>150.8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.72</text:p>
          </table:table-cell>
          <table:table-cell/>
          <table:table-cell table:formula="of:=[.D2]/1000000" office:value-type="float" office:value="0.31200772" calcext:value-type="float">
            <text:p>0.31200772</text:p>
          </table:table-cell>
          <table:table-cell table:formula="of:=[.C2]*[.A2]/([.H$8]*[.I$8])" office:value-type="float" office:value="160" calcext:value-type="float">
            <text:p>160</text:p>
          </table:table-cell>
          <table:table-cell office:value-type="string" calcext:value-type="string">
            <text:p>sorting a set of 26k elements,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.589031</text:p>
          </table:table-cell>
          <table:table-cell table:formula="of:=[.C3]*[.A3]/([.H$8]*[.I$8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.069339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.25</text:p>
          </table:table-cell>
          <table:table-cell/>
          <table:table-cell table:formula="of:=[.D5]/1000000" office:value-type="float" office:value="1.89632025" calcext:value-type="float">
            <text:p>1.89632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.5</text:p>
          </table:table-cell>
          <table:table-cell/>
          <table:table-cell table:formula="of:=[.D6]/1000000" office:value-type="float" office:value="4.0210185" calcext:value-type="float">
            <text:p>4.021018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.5</text:p>
          </table:table-cell>
          <table:table-cell/>
          <table:table-cell table:formula="of:=[.D7]/1000000" office:value-type="float" office:value="7.8655015" calcext:value-type="float">
            <text:p>7.86550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.620037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.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.10051052</text:p>
          </table:table-cell>
          <table:table-cell table:formula="of:=[.C10]*[.A10]/([.H$10]*[.I$10])" office:value-type="float" office:value="123.333333333333" calcext:value-type="float">
            <text:p>12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.62</text:p>
          </table:table-cell>
          <table:table-cell/>
          <table:table-cell table:formula="of:=[.D11]/1000000" office:value-type="float" office:value="0.16962562" calcext:value-type="float">
            <text:p>0.16962562</text:p>
          </table:table-cell>
          <table:table-cell table:formula="of:=[.C11]*[.A11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.84</text:p>
          </table:table-cell>
          <table:table-cell/>
          <table:table-cell table:formula="of:=[.D12]/1000000" office:value-type="float" office:value="0.32500484" calcext:value-type="float">
            <text:p>0.3250048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.5</text:p>
          </table:table-cell>
          <table:table-cell/>
          <table:table-cell table:formula="of:=[.D13]/1000000" office:value-type="float" office:value="0.6199105" calcext:value-type="float">
            <text:p>0.61991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.25</text:p>
          </table:table-cell>
          <table:table-cell/>
          <table:table-cell table:formula="of:=[.D14]/1000000" office:value-type="float" office:value="1.11352725" calcext:value-type="float">
            <text:p>1.1135272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.25</text:p>
          </table:table-cell>
          <table:table-cell/>
          <table:table-cell table:formula="of:=[.D15]/1000000" office:value-type="float" office:value="2.37647525" calcext:value-type="float">
            <text:p>2.3764752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.617148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.167138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.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.1002492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.5</text:p>
          </table:table-cell>
          <table:table-cell/>
          <table:table-cell table:formula="of:=[.D19]/1000000" office:value-type="float" office:value="0.1779595" calcext:value-type="float">
            <text:p>0.1779595</text:p>
          </table:table-cell>
          <table:table-cell table:formula="of:=[.C19]*[.A19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.325603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.56</text:p>
          </table:table-cell>
          <table:table-cell/>
          <table:table-cell table:formula="of:=[.D21]/1000000" office:value-type="float" office:value="0.62355556" calcext:value-type="float">
            <text:p>0.62355556</text:p>
          </table:table-cell>
          <table:table-cell table:formula="of:=[.C21]*[.A2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.88</text:p>
          </table:table-cell>
          <table:table-cell/>
          <table:table-cell table:formula="of:=[.D22]/1000000" office:value-type="float" office:value="1.11108688" calcext:value-type="float">
            <text:p>1.1110868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.363558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.64076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.224772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.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.0999817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.53</text:p>
          </table:table-cell>
          <table:table-cell/>
          <table:table-cell table:formula="of:=[.D27]/1000000" office:value-type="float" office:value="0.17000353" calcext:value-type="float">
            <text:p>0.17000353</text:p>
          </table:table-cell>
          <table:table-cell table:formula="of:=[.C27]*[.A27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.81</text:p>
          </table:table-cell>
          <table:table-cell/>
          <table:table-cell table:formula="of:=[.D28]/1000000" office:value-type="float" office:value="0.32504781" calcext:value-type="float">
            <text:p>0.32504781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.94</text:p>
          </table:table-cell>
          <table:table-cell/>
          <table:table-cell table:formula="of:=[.D29]/1000000" office:value-type="float" office:value="0.62504794" calcext:value-type="float">
            <text:p>0.62504794</text:p>
          </table:table-cell>
          <table:table-cell table:formula="of:=[.C29]*[.A29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.12</text:p>
          </table:table-cell>
          <table:table-cell/>
          <table:table-cell table:formula="of:=[.D30]/1000000" office:value-type="float" office:value="1.11647012" calcext:value-type="float">
            <text:p>1.116470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.75</text:p>
          </table:table-cell>
          <table:table-cell/>
          <table:table-cell table:formula="of:=[.D31]/1000000" office:value-type="float" office:value="2.37529375" calcext:value-type="float">
            <text:p>2.3752937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.657031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.182747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1 squidlet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.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.19034119</text:p>
          </table:table-cell>
          <table:table-cell table:formula="of:=[.C10]*[.A10]/([.H$10]*[.I$10])" office:value-type="float" office:value="130" calcext:value-type="float">
            <text:p>1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.66</text:p>
          </table:table-cell>
          <table:table-cell/>
          <table:table-cell table:formula="of:=[.D11]/1000000" office:value-type="float" office:value="0.32748366" calcext:value-type="float">
            <text:p>0.32748366</text:p>
          </table:table-cell>
          <table:table-cell table:formula="of:=[.C11]*[.A1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.1</text:p>
          </table:table-cell>
          <table:table-cell/>
          <table:table-cell table:formula="of:=[.D12]/1000000" office:value-type="float" office:value="0.6031921" calcext:value-type="float">
            <text:p>0.6031921</text:p>
          </table:table-cell>
          <table:table-cell table:formula="of:=[.C12]*[.A12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.098445</text:p>
          </table:table-cell>
          <table:table-cell table:formula="of:=[.C13]*[.A13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.44</text:p>
          </table:table-cell>
          <table:table-cell/>
          <table:table-cell table:formula="of:=[.D14]/1000000" office:value-type="float" office:value="1.94251144" calcext:value-type="float">
            <text:p>1.94251144</text:p>
          </table:table-cell>
          <table:table-cell table:formula="of:=[.C14]*[.A1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.38</text:p>
          </table:table-cell>
          <table:table-cell/>
          <table:table-cell table:formula="of:=[.D15]/1000000" office:value-type="float" office:value="4.10722538" calcext:value-type="float">
            <text:p>4.10722538</text:p>
          </table:table-cell>
          <table:table-cell table:formula="of:=[.C15]*[.A1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.5</text:p>
          </table:table-cell>
          <table:table-cell/>
          <table:table-cell table:formula="of:=[.D16]/1000000" office:value-type="float" office:value="7.9276435" calcext:value-type="float">
            <text:p>7.927643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.5</text:p>
          </table:table-cell>
          <table:table-cell/>
          <table:table-cell table:formula="of:=[.D17]/1000000" office:value-type="float" office:value="15.7519975" calcext:value-type="float">
            <text:p>15.7519975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.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.19001434</text:p>
          </table:table-cell>
          <table:table-cell table:formula="of:=[.C18]*[.A18]/([.H$10]*[.I$10])" office:value-type="float" office:value="130.833333333333" calcext:value-type="float">
            <text:p>13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.26</text:p>
          </table:table-cell>
          <table:table-cell/>
          <table:table-cell table:formula="of:=[.D19]/1000000" office:value-type="float" office:value="0.33004626" calcext:value-type="float">
            <text:p>0.33004626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.607995</text:p>
          </table:table-cell>
          <table:table-cell table:formula="of:=[.C20]*[.A20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.22</text:p>
          </table:table-cell>
          <table:table-cell/>
          <table:table-cell table:formula="of:=[.D21]/1000000" office:value-type="float" office:value="1.11017822" calcext:value-type="float">
            <text:p>1.11017822</text:p>
          </table:table-cell>
          <table:table-cell table:formula="of:=[.C21]*[.A21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.88</text:p>
          </table:table-cell>
          <table:table-cell/>
          <table:table-cell table:formula="of:=[.D22]/1000000" office:value-type="float" office:value="1.93782888" calcext:value-type="float">
            <text:p>1.93782888</text:p>
          </table:table-cell>
          <table:table-cell table:formula="of:=[.C22]*[.A2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.25</text:p>
          </table:table-cell>
          <table:table-cell/>
          <table:table-cell table:formula="of:=[.D23]/1000000" office:value-type="float" office:value="4.04505525" calcext:value-type="float">
            <text:p>4.04505525</text:p>
          </table:table-cell>
          <table:table-cell table:formula="of:=[.C23]*[.A23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.5</text:p>
          </table:table-cell>
          <table:table-cell/>
          <table:table-cell table:formula="of:=[.D24]/1000000" office:value-type="float" office:value="7.8761495" calcext:value-type="float">
            <text:p>7.876149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.610319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40.01pt" svg:height="384.75pt" svg:x="570.53pt" svg:y="204.04pt">
            <loext:p draw:notify-on-update-of-ranges="Sheet5.A1:Sheet5.A8 Sheet5.E1:Sheet5.E1 Sheet5.F1:Sheet5.F8 Sheet5.A10:Sheet5.A17 Sheet5.E10:Sheet5.E10 Sheet5.F10:Sheet5.F17 Sheet5.A18:Sheet5.A25 Sheet5.E18:Sheet5.E18 Sheet5.F18:Sheet5.F25 Sheet5.A26:Sheet5.A33 Sheet5.E26:Sheet5.E26 Sheet5.F26:Sheet5.F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2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00100.37" calcext:value-type="float">
            <text:p>100100.37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10037" calcext:value-type="float">
            <text:p>0.10010037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0064.09" calcext:value-type="float">
            <text:p>170064.09</text:p>
          </table:table-cell>
          <table:table-cell/>
          <table:table-cell table:formula="of:=[.D11]/1000000" office:value-type="float" office:value="0.17006409" calcext:value-type="float">
            <text:p>0.17006409</text:p>
          </table:table-cell>
          <table:table-cell table:formula="of:=[.C11]*[.A1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015.91" calcext:value-type="float">
            <text:p>326015.91</text:p>
          </table:table-cell>
          <table:table-cell/>
          <table:table-cell table:formula="of:=[.D12]/1000000" office:value-type="float" office:value="0.32601591" calcext:value-type="float">
            <text:p>0.32601591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0859.06" calcext:value-type="float">
            <text:p>620859.06</text:p>
          </table:table-cell>
          <table:table-cell/>
          <table:table-cell table:formula="of:=[.D13]/1000000" office:value-type="float" office:value="0.62085906" calcext:value-type="float">
            <text:p>0.62085906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5654.75" calcext:value-type="float">
            <text:p>1115654.75</text:p>
          </table:table-cell>
          <table:table-cell/>
          <table:table-cell table:formula="of:=[.D14]/1000000" office:value-type="float" office:value="1.11565475" calcext:value-type="float">
            <text:p>1.1156547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1858.75" calcext:value-type="float">
            <text:p>2371858.75</text:p>
          </table:table-cell>
          <table:table-cell/>
          <table:table-cell table:formula="of:=[.D15]/1000000" office:value-type="float" office:value="2.37185875" calcext:value-type="float">
            <text:p>2.3718587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24694.5" calcext:value-type="float">
            <text:p>4624694.5</text:p>
          </table:table-cell>
          <table:table-cell/>
          <table:table-cell table:formula="of:=[.D16]/1000000" office:value-type="float" office:value="4.6246945" calcext:value-type="float">
            <text:p>4.624694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51577" calcext:value-type="float">
            <text:p>9151577</text:p>
          </table:table-cell>
          <table:table-cell/>
          <table:table-cell table:formula="of:=[.D17]/1000000" office:value-type="float" office:value="9.151577" calcext:value-type="float">
            <text:p>9.151577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383.07" calcext:value-type="float">
            <text:p>100383.07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38307" calcext:value-type="float">
            <text:p>0.10038307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060.17" calcext:value-type="float">
            <text:p>167060.17</text:p>
          </table:table-cell>
          <table:table-cell/>
          <table:table-cell table:formula="of:=[.D19]/1000000" office:value-type="float" office:value="0.16706017" calcext:value-type="float">
            <text:p>0.16706017</text:p>
          </table:table-cell>
          <table:table-cell table:formula="of:=[.C19]*[.A19]/([.H$10]*[.I$10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446.28" calcext:value-type="float">
            <text:p>342446.28</text:p>
          </table:table-cell>
          <table:table-cell/>
          <table:table-cell table:formula="of:=[.D20]/1000000" office:value-type="float" office:value="0.34244628" calcext:value-type="float">
            <text:p>0.34244628</text:p>
          </table:table-cell>
          <table:table-cell table:formula="of:=[.C20]*[.A20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1951.94" calcext:value-type="float">
            <text:p>651951.94</text:p>
          </table:table-cell>
          <table:table-cell/>
          <table:table-cell table:formula="of:=[.D21]/1000000" office:value-type="float" office:value="0.65195194" calcext:value-type="float">
            <text:p>0.65195194</text:p>
          </table:table-cell>
          <table:table-cell table:formula="of:=[.C21]*[.A2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5702.38" calcext:value-type="float">
            <text:p>1115702.38</text:p>
          </table:table-cell>
          <table:table-cell/>
          <table:table-cell table:formula="of:=[.D22]/1000000" office:value-type="float" office:value="1.11570238" calcext:value-type="float">
            <text:p>1.1157023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7400.75" calcext:value-type="float">
            <text:p>2367400.75</text:p>
          </table:table-cell>
          <table:table-cell/>
          <table:table-cell table:formula="of:=[.D23]/1000000" office:value-type="float" office:value="2.36740075" calcext:value-type="float">
            <text:p>2.36740075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33978" calcext:value-type="float">
            <text:p>4633978</text:p>
          </table:table-cell>
          <table:table-cell/>
          <table:table-cell table:formula="of:=[.D24]/1000000" office:value-type="float" office:value="4.633978" calcext:value-type="float">
            <text:p>4.633978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06047" calcext:value-type="float">
            <text:p>9206047</text:p>
          </table:table-cell>
          <table:table-cell/>
          <table:table-cell table:formula="of:=[.D25]/1000000" office:value-type="float" office:value="9.206047" calcext:value-type="float">
            <text:p>9.206047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100217.73" calcext:value-type="float">
            <text:p>100217.73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10021773" calcext:value-type="float">
            <text:p>0.10021773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399.8" calcext:value-type="float">
            <text:p>170399.8</text:p>
          </table:table-cell>
          <table:table-cell/>
          <table:table-cell table:formula="of:=[.D27]/1000000" office:value-type="float" office:value="0.1703998" calcext:value-type="float">
            <text:p>0.1703998</text:p>
          </table:table-cell>
          <table:table-cell table:formula="of:=[.C27]*[.A27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480.44" calcext:value-type="float">
            <text:p>325480.44</text:p>
          </table:table-cell>
          <table:table-cell/>
          <table:table-cell table:formula="of:=[.D28]/1000000" office:value-type="float" office:value="0.32548044" calcext:value-type="float">
            <text:p>0.32548044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620857.88" calcext:value-type="float">
            <text:p>620857.88</text:p>
          </table:table-cell>
          <table:table-cell/>
          <table:table-cell table:formula="of:=[.D29]/1000000" office:value-type="float" office:value="0.62085788" calcext:value-type="float">
            <text:p>0.62085788</text:p>
          </table:table-cell>
          <table:table-cell table:formula="of:=[.C29]*[.A29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4077.12" calcext:value-type="float">
            <text:p>1114077.12</text:p>
          </table:table-cell>
          <table:table-cell/>
          <table:table-cell table:formula="of:=[.D30]/1000000" office:value-type="float" office:value="1.11407712" calcext:value-type="float">
            <text:p>1.114077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55556.25" calcext:value-type="float">
            <text:p>2355556.25</text:p>
          </table:table-cell>
          <table:table-cell/>
          <table:table-cell table:formula="of:=[.D31]/1000000" office:value-type="float" office:value="2.35555625" calcext:value-type="float">
            <text:p>2.3555562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04596" calcext:value-type="float">
            <text:p>4604596</text:p>
          </table:table-cell>
          <table:table-cell/>
          <table:table-cell table:formula="of:=[.D32]/1000000" office:value-type="float" office:value="4.604596" calcext:value-type="float">
            <text:p>4.604596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49492" calcext:value-type="float">
            <text:p>9149492</text:p>
          </table:table-cell>
          <table:table-cell/>
          <table:table-cell table:formula="of:=[.D33]/1000000" office:value-type="float" office:value="9.149492" calcext:value-type="float">
            <text:p>9.149492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6" table:style-name="ta1">
        <table:shapes>
          <draw:frame draw:z-index="0" draw:style-name="gr1" draw:text-style-name="P1" svg:width="640.01pt" svg:height="384.75pt" svg:x="570.53pt" svg:y="204.04pt">
            <loext:p draw:notify-on-update-of-ranges="Sheet6.A1:Sheet6.A8 Sheet6.E1:Sheet6.E1 Sheet6.F1:Sheet6.F8 Sheet6.A10:Sheet6.A17 Sheet6.E10:Sheet6.E10 Sheet6.F10:Sheet6.F17 Sheet6.A18:Sheet6.A25 Sheet6.E18:Sheet6.E18 Sheet6.F18:Sheet6.F25 Sheet6.A26:Sheet6.A33 Sheet6.E26:Sheet6.E26 Sheet6.F26:Sheet6.F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0578.38" calcext:value-type="float">
            <text:p>50578.38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5057838" calcext:value-type="float">
            <text:p>0.05057838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88005.91" calcext:value-type="float">
            <text:p>88005.91</text:p>
          </table:table-cell>
          <table:table-cell/>
          <table:table-cell table:formula="of:=[.D11]/1000000" office:value-type="float" office:value="0.08800591" calcext:value-type="float">
            <text:p>0.08800591</text:p>
          </table:table-cell>
          <table:table-cell table:formula="of:=[.C11]*[.A11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5860.8" calcext:value-type="float">
            <text:p>175860.8</text:p>
          </table:table-cell>
          <table:table-cell/>
          <table:table-cell table:formula="of:=[.D12]/1000000" office:value-type="float" office:value="0.1758608" calcext:value-type="float">
            <text:p>0.1758608</text:p>
          </table:table-cell>
          <table:table-cell table:formula="of:=[.C12]*[.A12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50693.88" calcext:value-type="float">
            <text:p>350693.88</text:p>
          </table:table-cell>
          <table:table-cell/>
          <table:table-cell table:formula="of:=[.D13]/1000000" office:value-type="float" office:value="0.35069388" calcext:value-type="float">
            <text:p>0.35069388</text:p>
          </table:table-cell>
          <table:table-cell table:formula="of:=[.C13]*[.A13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1946.5" calcext:value-type="float">
            <text:p>1051946.5</text:p>
          </table:table-cell>
          <table:table-cell/>
          <table:table-cell table:formula="of:=[.D14]/1000000" office:value-type="float" office:value="1.0519465" calcext:value-type="float">
            <text:p>1.0519465</text:p>
          </table:table-cell>
          <table:table-cell table:formula="of:=[.C14]*[.A14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5965.88" calcext:value-type="float">
            <text:p>1345965.88</text:p>
          </table:table-cell>
          <table:table-cell/>
          <table:table-cell table:formula="of:=[.D15]/1000000" office:value-type="float" office:value="1.34596588" calcext:value-type="float">
            <text:p>1.34596588</text:p>
          </table:table-cell>
          <table:table-cell table:formula="of:=[.C15]*[.A1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8516" calcext:value-type="float">
            <text:p>3028516</text:p>
          </table:table-cell>
          <table:table-cell/>
          <table:table-cell table:formula="of:=[.D16]/1000000" office:value-type="float" office:value="3.028516" calcext:value-type="float">
            <text:p>3.028516</text:p>
          </table:table-cell>
          <table:table-cell table:formula="of:=[.C16]*[.A16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36065.5" calcext:value-type="float">
            <text:p>6536065.5</text:p>
          </table:table-cell>
          <table:table-cell/>
          <table:table-cell table:formula="of:=[.D17]/1000000" office:value-type="float" office:value="6.5360655" calcext:value-type="float">
            <text:p>6.5360655</text:p>
          </table:table-cell>
          <table:table-cell table:formula="of:=[.C17]*[.A17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50387.1" calcext:value-type="float">
            <text:p>50387.1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503871" calcext:value-type="float">
            <text:p>0.0503871</text:p>
          </table:table-cell>
          <table:table-cell table:formula="of:=[.C18]*[.A18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92582.98" calcext:value-type="float">
            <text:p>92582.98</text:p>
          </table:table-cell>
          <table:table-cell/>
          <table:table-cell table:formula="of:=[.D19]/1000000" office:value-type="float" office:value="0.09258298" calcext:value-type="float">
            <text:p>0.09258298</text:p>
          </table:table-cell>
          <table:table-cell table:formula="of:=[.C19]*[.A19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5703.14" calcext:value-type="float">
            <text:p>175703.14</text:p>
          </table:table-cell>
          <table:table-cell/>
          <table:table-cell table:formula="of:=[.D20]/1000000" office:value-type="float" office:value="0.17570314" calcext:value-type="float">
            <text:p>0.17570314</text:p>
          </table:table-cell>
          <table:table-cell table:formula="of:=[.C20]*[.A20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953.97" calcext:value-type="float">
            <text:p>342953.97</text:p>
          </table:table-cell>
          <table:table-cell/>
          <table:table-cell table:formula="of:=[.D21]/1000000" office:value-type="float" office:value="0.34295397" calcext:value-type="float">
            <text:p>0.34295397</text:p>
          </table:table-cell>
          <table:table-cell table:formula="of:=[.C21]*[.A2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5075.06" calcext:value-type="float">
            <text:p>1045075.06</text:p>
          </table:table-cell>
          <table:table-cell/>
          <table:table-cell table:formula="of:=[.D22]/1000000" office:value-type="float" office:value="1.04507506" calcext:value-type="float">
            <text:p>1.04507506</text:p>
          </table:table-cell>
          <table:table-cell table:formula="of:=[.C22]*[.A22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338849.25" calcext:value-type="float">
            <text:p>1338849.25</text:p>
          </table:table-cell>
          <table:table-cell/>
          <table:table-cell table:formula="of:=[.D23]/1000000" office:value-type="float" office:value="1.33884925" calcext:value-type="float">
            <text:p>1.33884925</text:p>
          </table:table-cell>
          <table:table-cell table:formula="of:=[.C23]*[.A23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19437.75" calcext:value-type="float">
            <text:p>2619437.75</text:p>
          </table:table-cell>
          <table:table-cell/>
          <table:table-cell table:formula="of:=[.D24]/1000000" office:value-type="float" office:value="2.61943775" calcext:value-type="float">
            <text:p>2.61943775</text:p>
          </table:table-cell>
          <table:table-cell table:formula="of:=[.C24]*[.A24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536369.5" calcext:value-type="float">
            <text:p>6536369.5</text:p>
          </table:table-cell>
          <table:table-cell/>
          <table:table-cell table:formula="of:=[.D25]/1000000" office:value-type="float" office:value="6.5363695" calcext:value-type="float">
            <text:p>6.5363695</text:p>
          </table:table-cell>
          <table:table-cell table:formula="of:=[.C25]*[.A2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50742.11" calcext:value-type="float">
            <text:p>50742.1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5074211" calcext:value-type="float">
            <text:p>0.05074211</text:p>
          </table:table-cell>
          <table:table-cell table:formula="of:=[.C26]*[.A26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92782.38" calcext:value-type="float">
            <text:p>92782.38</text:p>
          </table:table-cell>
          <table:table-cell/>
          <table:table-cell table:formula="of:=[.D27]/1000000" office:value-type="float" office:value="0.09278238" calcext:value-type="float">
            <text:p>0.09278238</text:p>
          </table:table-cell>
          <table:table-cell table:formula="of:=[.C27]*[.A27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2" calcext:value-type="float">
            <text:p>172</text:p>
          </table:table-cell>
          <table:table-cell office:value-type="float" office:value="175713.52" calcext:value-type="float">
            <text:p>175713.52</text:p>
          </table:table-cell>
          <table:table-cell/>
          <table:table-cell table:formula="of:=[.D28]/1000000" office:value-type="float" office:value="0.17571352" calcext:value-type="float">
            <text:p>0.17571352</text:p>
          </table:table-cell>
          <table:table-cell table:formula="of:=[.C28]*[.A28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351313.06" calcext:value-type="float">
            <text:p>351313.06</text:p>
          </table:table-cell>
          <table:table-cell/>
          <table:table-cell table:formula="of:=[.D29]/1000000" office:value-type="float" office:value="0.35131306" calcext:value-type="float">
            <text:p>0.35131306</text:p>
          </table:table-cell>
          <table:table-cell table:formula="of:=[.C29]*[.A29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55406.38" calcext:value-type="float">
            <text:p>1055406.38</text:p>
          </table:table-cell>
          <table:table-cell/>
          <table:table-cell table:formula="of:=[.D30]/1000000" office:value-type="float" office:value="1.05540638" calcext:value-type="float">
            <text:p>1.05540638</text:p>
          </table:table-cell>
          <table:table-cell table:formula="of:=[.C30]*[.A30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335890.38" calcext:value-type="float">
            <text:p>1335890.38</text:p>
          </table:table-cell>
          <table:table-cell/>
          <table:table-cell table:formula="of:=[.D31]/1000000" office:value-type="float" office:value="1.33589038" calcext:value-type="float">
            <text:p>1.33589038</text:p>
          </table:table-cell>
          <table:table-cell table:formula="of:=[.C31]*[.A3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11817.5" calcext:value-type="float">
            <text:p>3011817.5</text:p>
          </table:table-cell>
          <table:table-cell/>
          <table:table-cell table:formula="of:=[.D32]/1000000" office:value-type="float" office:value="3.0118175" calcext:value-type="float">
            <text:p>3.0118175</text:p>
          </table:table-cell>
          <table:table-cell table:formula="of:=[.C32]*[.A32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5271464" calcext:value-type="float">
            <text:p>5271464</text:p>
          </table:table-cell>
          <table:table-cell/>
          <table:table-cell table:formula="of:=[.D33]/1000000" office:value-type="float" office:value="5.271464" calcext:value-type="float">
            <text:p>5.271464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640.01pt" svg:height="384.75pt" svg:x="570.53pt" svg:y="204.04pt">
            <loext:p draw:notify-on-update-of-ranges="Sheet7.A1:Sheet7.A8 Sheet7.E1:Sheet7.E1 Sheet7.F1:Sheet7.F8 Sheet7.A10:Sheet7.A17 Sheet7.E10:Sheet7.E10 Sheet7.F10:Sheet7.F17 Sheet7.A18:Sheet7.A25 Sheet7.E18:Sheet7.E18 Sheet7.F18:Sheet7.F25 Sheet7.A26:Sheet7.A33 Sheet7.E26:Sheet7.E26 Sheet7.F26:Sheet7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07.2" calcext:value-type="float">
            <text:p>146007.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60072" calcext:value-type="float">
            <text:p>0.1460072</text:p>
          </table:table-cell>
          <table:table-cell table:formula="of:=[.C1]*[.A1]/([.H$8]*[.I$8])" office:value-type="float" office:value="148.148148148148" calcext:value-type="float">
            <text:p>148.1481481481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  <table:table-cell office:value-type="string" calcext:value-type="string">
            <text:p>overclocking at 1.35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81559" calcext:value-type="float">
            <text:p>281559</text:p>
          </table:table-cell>
          <table:table-cell/>
          <table:table-cell table:formula="of:=[.D2]/1000000" office:value-type="float" office:value="0.281559" calcext:value-type="float">
            <text:p>0.281559</text:p>
          </table:table-cell>
          <table:table-cell table:formula="of:=[.C2]*[.A2]/([.H$8]*[.I$8])" office:value-type="float" office:value="158.518518518519" calcext:value-type="float">
            <text:p>158.5185185185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683.31" calcext:value-type="float">
            <text:p>530683.31</text:p>
          </table:table-cell>
          <table:table-cell/>
          <table:table-cell table:formula="of:=[.D3]/1000000" office:value-type="float" office:value="0.53068331" calcext:value-type="float">
            <text:p>0.53068331</text:p>
          </table:table-cell>
          <table:table-cell table:formula="of:=[.C3]*[.A3]/([.H$8]*[.I$8])" office:value-type="float" office:value="168.888888888889" calcext:value-type="float">
            <text:p>168.88888888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63308" calcext:value-type="float">
            <text:p>963308</text:p>
          </table:table-cell>
          <table:table-cell/>
          <table:table-cell table:formula="of:=[.D4]/1000000" office:value-type="float" office:value="0.963308" calcext:value-type="float">
            <text:p>0.963308</text:p>
          </table:table-cell>
          <table:table-cell table:formula="of:=[.C4]*[.A4]/([.H$8]*[.I$8])" office:value-type="float" office:value="183.703703703704" calcext:value-type="float">
            <text:p>183.703703703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7625" calcext:value-type="float">
            <text:p>1707625</text:p>
          </table:table-cell>
          <table:table-cell/>
          <table:table-cell table:formula="of:=[.D5]/1000000" office:value-type="float" office:value="1.707625" calcext:value-type="float">
            <text:p>1.7076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24314.75" calcext:value-type="float">
            <text:p>3624314.75</text:p>
          </table:table-cell>
          <table:table-cell/>
          <table:table-cell table:formula="of:=[.D6]/1000000" office:value-type="float" office:value="3.62431475" calcext:value-type="float">
            <text:p>3.6243147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81824" calcext:value-type="float">
            <text:p>7081824</text:p>
          </table:table-cell>
          <table:table-cell/>
          <table:table-cell table:formula="of:=[.D7]/1000000" office:value-type="float" office:value="7.081824" calcext:value-type="float">
            <text:p>7.081824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75125" calcext:value-type="float">
            <text:p>14075125</text:p>
          </table:table-cell>
          <table:table-cell/>
          <table:table-cell table:formula="of:=[.D8]/1000000" office:value-type="float" office:value="14.075125" calcext:value-type="float">
            <text:p>14.075125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47630.59" calcext:value-type="float">
            <text:p>47630.59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763059" calcext:value-type="float">
            <text:p>0.04763059</text:p>
          </table:table-cell>
          <table:table-cell table:formula="of:=[.C10]*[.A10]/([.H$10]*[.I$10])" office:value-type="float" office:value="116.296296296296" calcext:value-type="float">
            <text:p>116.2962962963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0219.95" calcext:value-type="float">
            <text:p>80219.95</text:p>
          </table:table-cell>
          <table:table-cell/>
          <table:table-cell table:formula="of:=[.D11]/1000000" office:value-type="float" office:value="0.08021995" calcext:value-type="float">
            <text:p>0.08021995</text:p>
          </table:table-cell>
          <table:table-cell table:formula="of:=[.C11]*[.A11]/([.H$10]*[.I$10])" office:value-type="float" office:value="137.777777777778" calcext:value-type="float">
            <text:p>137.77777777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60659.17" calcext:value-type="float">
            <text:p>160659.17</text:p>
          </table:table-cell>
          <table:table-cell/>
          <table:table-cell table:formula="of:=[.D12]/1000000" office:value-type="float" office:value="0.16065917" calcext:value-type="float">
            <text:p>0.16065917</text:p>
          </table:table-cell>
          <table:table-cell table:formula="of:=[.C12]*[.A12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1746.62" calcext:value-type="float">
            <text:p>321746.62</text:p>
          </table:table-cell>
          <table:table-cell/>
          <table:table-cell table:formula="of:=[.D13]/1000000" office:value-type="float" office:value="0.32174662" calcext:value-type="float">
            <text:p>0.32174662</text:p>
          </table:table-cell>
          <table:table-cell table:formula="of:=[.C13]*[.A13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2086.19" calcext:value-type="float">
            <text:p>722086.19</text:p>
          </table:table-cell>
          <table:table-cell/>
          <table:table-cell table:formula="of:=[.D14]/1000000" office:value-type="float" office:value="0.72208619" calcext:value-type="float">
            <text:p>0.72208619</text:p>
          </table:table-cell>
          <table:table-cell table:formula="of:=[.C14]*[.A14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5919.88" calcext:value-type="float">
            <text:p>1235919.88</text:p>
          </table:table-cell>
          <table:table-cell/>
          <table:table-cell table:formula="of:=[.D15]/1000000" office:value-type="float" office:value="1.23591988" calcext:value-type="float">
            <text:p>1.23591988</text:p>
          </table:table-cell>
          <table:table-cell table:formula="of:=[.C15]*[.A1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26376.25" calcext:value-type="float">
            <text:p>2426376.25</text:p>
          </table:table-cell>
          <table:table-cell/>
          <table:table-cell table:formula="of:=[.D16]/1000000" office:value-type="float" office:value="2.42637625" calcext:value-type="float">
            <text:p>2.42637625</text:p>
          </table:table-cell>
          <table:table-cell table:formula="of:=[.C16]*[.A16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95989.5" calcext:value-type="float">
            <text:p>5995989.5</text:p>
          </table:table-cell>
          <table:table-cell/>
          <table:table-cell table:formula="of:=[.D17]/1000000" office:value-type="float" office:value="5.9959895" calcext:value-type="float">
            <text:p>5.995989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47711.25" calcext:value-type="float">
            <text:p>47711.25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771125" calcext:value-type="float">
            <text:p>0.04771125</text:p>
          </table:table-cell>
          <table:table-cell table:formula="of:=[.C18]*[.A18]/([.H$10]*[.I$10])" office:value-type="float" office:value="115.555555555556" calcext:value-type="float">
            <text:p>115.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80082.09" calcext:value-type="float">
            <text:p>80082.09</text:p>
          </table:table-cell>
          <table:table-cell/>
          <table:table-cell table:formula="of:=[.D19]/1000000" office:value-type="float" office:value="0.08008209" calcext:value-type="float">
            <text:p>0.08008209</text:p>
          </table:table-cell>
          <table:table-cell table:formula="of:=[.C19]*[.A19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60289.7" calcext:value-type="float">
            <text:p>160289.7</text:p>
          </table:table-cell>
          <table:table-cell/>
          <table:table-cell table:formula="of:=[.D20]/1000000" office:value-type="float" office:value="0.1602897" calcext:value-type="float">
            <text:p>0.1602897</text:p>
          </table:table-cell>
          <table:table-cell table:formula="of:=[.C20]*[.A20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4066.75" calcext:value-type="float">
            <text:p>334066.75</text:p>
          </table:table-cell>
          <table:table-cell/>
          <table:table-cell table:formula="of:=[.D21]/1000000" office:value-type="float" office:value="0.33406675" calcext:value-type="float">
            <text:p>0.33406675</text:p>
          </table:table-cell>
          <table:table-cell table:formula="of:=[.C21]*[.A21]/([.H$10]*[.I$10])" office:value-type="float" office:value="133.333333333333" calcext:value-type="float">
            <text:p>133.333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6472.75" calcext:value-type="float">
            <text:p>726472.75</text:p>
          </table:table-cell>
          <table:table-cell/>
          <table:table-cell table:formula="of:=[.D22]/1000000" office:value-type="float" office:value="0.72647275" calcext:value-type="float">
            <text:p>0.72647275</text:p>
          </table:table-cell>
          <table:table-cell table:formula="of:=[.C22]*[.A22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36072.25" calcext:value-type="float">
            <text:p>1236072.25</text:p>
          </table:table-cell>
          <table:table-cell/>
          <table:table-cell table:formula="of:=[.D23]/1000000" office:value-type="float" office:value="1.23607225" calcext:value-type="float">
            <text:p>1.23607225</text:p>
          </table:table-cell>
          <table:table-cell table:formula="of:=[.C23]*[.A23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674728" calcext:value-type="float">
            <text:p>2674728</text:p>
          </table:table-cell>
          <table:table-cell/>
          <table:table-cell table:formula="of:=[.D24]/1000000" office:value-type="float" office:value="2.674728" calcext:value-type="float">
            <text:p>2.674728</text:p>
          </table:table-cell>
          <table:table-cell table:formula="of:=[.C24]*[.A24]/([.H$10]*[.I$10])" office:value-type="float" office:value="165.925925925926" calcext:value-type="float">
            <text:p>165.92592592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994006.5" calcext:value-type="float">
            <text:p>5994006.5</text:p>
          </table:table-cell>
          <table:table-cell/>
          <table:table-cell table:formula="of:=[.D25]/1000000" office:value-type="float" office:value="5.9940065" calcext:value-type="float">
            <text:p>5.9940065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47548.57" calcext:value-type="float">
            <text:p>47548.57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754857" calcext:value-type="float">
            <text:p>0.04754857</text:p>
          </table:table-cell>
          <table:table-cell table:formula="of:=[.C26]*[.A26]/([.H$10]*[.I$10])" office:value-type="float" office:value="113.333333333333" calcext:value-type="float">
            <text:p>113.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" calcext:value-type="float">
            <text:p>376</text:p>
          </table:table-cell>
          <table:table-cell office:value-type="float" office:value="80531.29" calcext:value-type="float">
            <text:p>80531.29</text:p>
          </table:table-cell>
          <table:table-cell/>
          <table:table-cell table:formula="of:=[.D27]/1000000" office:value-type="float" office:value="0.08053129" calcext:value-type="float">
            <text:p>0.08053129</text:p>
          </table:table-cell>
          <table:table-cell table:formula="of:=[.C27]*[.A27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60028.39" calcext:value-type="float">
            <text:p>160028.39</text:p>
          </table:table-cell>
          <table:table-cell/>
          <table:table-cell table:formula="of:=[.D28]/1000000" office:value-type="float" office:value="0.16002839" calcext:value-type="float">
            <text:p>0.16002839</text:p>
          </table:table-cell>
          <table:table-cell table:formula="of:=[.C28]*[.A28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7175.03" calcext:value-type="float">
            <text:p>327175.03</text:p>
          </table:table-cell>
          <table:table-cell/>
          <table:table-cell table:formula="of:=[.D29]/1000000" office:value-type="float" office:value="0.32717503" calcext:value-type="float">
            <text:p>0.32717503</text:p>
          </table:table-cell>
          <table:table-cell table:formula="of:=[.C29]*[.A29]/([.H$10]*[.I$10])" office:value-type="float" office:value="136.296296296296" calcext:value-type="float">
            <text:p>136.29629629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3156.75" calcext:value-type="float">
            <text:p>723156.75</text:p>
          </table:table-cell>
          <table:table-cell/>
          <table:table-cell table:formula="of:=[.D30]/1000000" office:value-type="float" office:value="0.72315675" calcext:value-type="float">
            <text:p>0.72315675</text:p>
          </table:table-cell>
          <table:table-cell table:formula="of:=[.C30]*[.A30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6498.25" calcext:value-type="float">
            <text:p>1236498.25</text:p>
          </table:table-cell>
          <table:table-cell/>
          <table:table-cell table:formula="of:=[.D31]/1000000" office:value-type="float" office:value="1.23649825" calcext:value-type="float">
            <text:p>1.23649825</text:p>
          </table:table-cell>
          <table:table-cell table:formula="of:=[.C31]*[.A31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26782" calcext:value-type="float">
            <text:p>2426782</text:p>
          </table:table-cell>
          <table:table-cell/>
          <table:table-cell table:formula="of:=[.D32]/1000000" office:value-type="float" office:value="2.426782" calcext:value-type="float">
            <text:p>2.426782</text:p>
          </table:table-cell>
          <table:table-cell table:formula="of:=[.C32]*[.A32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5967728" calcext:value-type="float">
            <text:p>5967728</text:p>
          </table:table-cell>
          <table:table-cell/>
          <table:table-cell table:formula="of:=[.D33]/1000000" office:value-type="float" office:value="5.967728" calcext:value-type="float">
            <text:p>5.967728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9:43:33.00989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5-28T23:41:46.893484099</dc:date>
    <dc:creator>Pascal Baillehache</dc:creator>
    <meta:editing-duration>PT2H5M33S</meta:editing-duration>
    <meta:editing-cycles>14</meta:editing-cycles>
    <meta:generator>LibreOffice/5.1.6.2$Linux_x86 LibreOffice_project/10m0$Build-2</meta:generator>
    <meta:document-statistic meta:table-count="7" meta:cell-count="137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2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5.A1:Sheet5.A8 Sheet5.E1:Sheet5.E1 Sheet5.F1:Sheet5.F8 Sheet5.E10:Sheet5.E10 Sheet5.F10:Sheet5.F33 Sheet5.E18:Sheet5.E18 Sheet5.E26:Sheet5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5.F1:Sheet5.F8" chart:label-cell-address="Sheet5.E1:Sheet5.E1" chart:class="chart:scatter">
            <chart:domain table:cell-range-address="Sheet5.A1:Sheet5.A8"/>
            <chart:data-point chart:repeated="8"/>
          </chart:series>
          <chart:series chart:style-name="ch10" chart:values-cell-range-address="Sheet5.F10:Sheet5.F17" chart:label-cell-address="Sheet5.E10:Sheet5.E10" chart:class="chart:scatter">
            <chart:domain table:cell-range-address="Sheet5.A10:Sheet5.A17"/>
            <chart:data-point chart:repeated="8"/>
          </chart:series>
          <chart:series chart:style-name="ch11" chart:values-cell-range-address="Sheet5.F18:Sheet5.F25" chart:label-cell-address="Sheet5.E18:Sheet5.E18" chart:class="chart:scatter">
            <chart:domain table:cell-range-address="Sheet5.A18:Sheet5.A25"/>
            <chart:data-point chart:repeated="8"/>
          </chart:series>
          <chart:series chart:style-name="ch12" chart:values-cell-range-address="Sheet5.F26:Sheet5.F33" chart:label-cell-address="Sheet5.E26:Sheet5.E26" chart:class="chart:scatter">
            <chart:domain table:cell-range-address="Sheet5.A26:Sheet5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5.E1:Sheet5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5.E10:Sheet5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5.E18:Sheet5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5.E26:Sheet5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1:Sheet5.A8</svg:desc>
                </draw:g>
              </table:table-cell>
              <table:table-cell office:value-type="float" office:value="0.16445344">
                <text:p>0.16445344</text:p>
                <draw:g>
                  <svg:desc>Sheet5.F1:Sheet5.F8</svg:desc>
                </draw:g>
              </table:table-cell>
              <table:table-cell office:value-type="float" office:value="1">
                <text:p>1</text:p>
                <draw:g>
                  <svg:desc>Sheet5.A10:Sheet5.A17</svg:desc>
                </draw:g>
              </table:table-cell>
              <table:table-cell office:value-type="float" office:value="0.10010037">
                <text:p>0.10010037</text:p>
                <draw:g>
                  <svg:desc>Sheet5.F10:Sheet5.F17</svg:desc>
                </draw:g>
              </table:table-cell>
              <table:table-cell office:value-type="float" office:value="1">
                <text:p>1</text:p>
                <draw:g>
                  <svg:desc>Sheet5.A18:Sheet5.A25</svg:desc>
                </draw:g>
              </table:table-cell>
              <table:table-cell office:value-type="float" office:value="0.10038307">
                <text:p>0.10038307</text:p>
                <draw:g>
                  <svg:desc>Sheet5.F18:Sheet5.F25</svg:desc>
                </draw:g>
              </table:table-cell>
              <table:table-cell office:value-type="float" office:value="1">
                <text:p>1</text:p>
                <draw:g>
                  <svg:desc>Sheet5.A26:Sheet5.A33</svg:desc>
                </draw:g>
              </table:table-cell>
              <table:table-cell office:value-type="float" office:value="0.10021773">
                <text:p>0.10021773</text:p>
                <draw:g>
                  <svg:desc>Sheet5.F26:Shee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17006409">
                <text:p>0.17006409</text:p>
              </table:table-cell>
              <table:table-cell office:value-type="float" office:value="2">
                <text:p>2</text:p>
              </table:table-cell>
              <table:table-cell office:value-type="float" office:value="0.16706017">
                <text:p>0.16706017</text:p>
              </table:table-cell>
              <table:table-cell office:value-type="float" office:value="2">
                <text:p>2</text:p>
              </table:table-cell>
              <table:table-cell office:value-type="float" office:value="0.1703998">
                <text:p>0.170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32601591">
                <text:p>0.32601591</text:p>
              </table:table-cell>
              <table:table-cell office:value-type="float" office:value="4">
                <text:p>4</text:p>
              </table:table-cell>
              <table:table-cell office:value-type="float" office:value="0.34244628">
                <text:p>0.34244628</text:p>
              </table:table-cell>
              <table:table-cell office:value-type="float" office:value="4">
                <text:p>4</text:p>
              </table:table-cell>
              <table:table-cell office:value-type="float" office:value="0.32548044">
                <text:p>0.3254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62085906">
                <text:p>0.62085906</text:p>
              </table:table-cell>
              <table:table-cell office:value-type="float" office:value="8">
                <text:p>8</text:p>
              </table:table-cell>
              <table:table-cell office:value-type="float" office:value="0.65195194">
                <text:p>0.65195194</text:p>
              </table:table-cell>
              <table:table-cell office:value-type="float" office:value="8">
                <text:p>8</text:p>
              </table:table-cell>
              <table:table-cell office:value-type="float" office:value="0.62085788">
                <text:p>0.62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11565475">
                <text:p>1.11565475</text:p>
              </table:table-cell>
              <table:table-cell office:value-type="float" office:value="16">
                <text:p>16</text:p>
              </table:table-cell>
              <table:table-cell office:value-type="float" office:value="1.11570238">
                <text:p>1.11570238</text:p>
              </table:table-cell>
              <table:table-cell office:value-type="float" office:value="16">
                <text:p>16</text:p>
              </table:table-cell>
              <table:table-cell office:value-type="float" office:value="1.11407712">
                <text:p>1.11407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2.37185875">
                <text:p>2.37185875</text:p>
              </table:table-cell>
              <table:table-cell office:value-type="float" office:value="32">
                <text:p>32</text:p>
              </table:table-cell>
              <table:table-cell office:value-type="float" office:value="2.36740075">
                <text:p>2.36740075</text:p>
              </table:table-cell>
              <table:table-cell office:value-type="float" office:value="32">
                <text:p>32</text:p>
              </table:table-cell>
              <table:table-cell office:value-type="float" office:value="2.35555625">
                <text:p>2.3555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4.6246945">
                <text:p>4.6246945</text:p>
              </table:table-cell>
              <table:table-cell office:value-type="float" office:value="64">
                <text:p>64</text:p>
              </table:table-cell>
              <table:table-cell office:value-type="float" office:value="4.633978">
                <text:p>4.633978</text:p>
              </table:table-cell>
              <table:table-cell office:value-type="float" office:value="64">
                <text:p>64</text:p>
              </table:table-cell>
              <table:table-cell office:value-type="float" office:value="4.604596">
                <text:p>4.604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9.151577">
                <text:p>9.151577</text:p>
              </table:table-cell>
              <table:table-cell office:value-type="float" office:value="128">
                <text:p>128</text:p>
              </table:table-cell>
              <table:table-cell office:value-type="float" office:value="9.206047">
                <text:p>9.206047</text:p>
              </table:table-cell>
              <table:table-cell office:value-type="float" office:value="128">
                <text:p>128</text:p>
              </table:table-cell>
              <table:table-cell office:value-type="float" office:value="9.149492">
                <text:p>9.149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6.A1:Sheet6.A8 Sheet6.E1:Sheet6.E1 Sheet6.F1:Sheet6.F8 Sheet6.E10:Sheet6.E10 Sheet6.F10:Sheet6.F33 Sheet6.E18:Sheet6.E18 Sheet6.E26:Sheet6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6.F1:Sheet6.F8" chart:label-cell-address="Sheet6.E1:Sheet6.E1" chart:class="chart:scatter">
            <chart:domain table:cell-range-address="Sheet6.A1:Sheet6.A8"/>
            <chart:data-point chart:repeated="8"/>
          </chart:series>
          <chart:series chart:style-name="ch10" chart:values-cell-range-address="Sheet6.F10:Sheet6.F17" chart:label-cell-address="Sheet6.E10:Sheet6.E10" chart:class="chart:scatter">
            <chart:domain table:cell-range-address="Sheet6.A10:Sheet6.A17"/>
            <chart:data-point chart:repeated="8"/>
          </chart:series>
          <chart:series chart:style-name="ch11" chart:values-cell-range-address="Sheet6.F18:Sheet6.F25" chart:label-cell-address="Sheet6.E18:Sheet6.E18" chart:class="chart:scatter">
            <chart:domain table:cell-range-address="Sheet6.A18:Sheet6.A25"/>
            <chart:data-point chart:repeated="8"/>
          </chart:series>
          <chart:series chart:style-name="ch12" chart:values-cell-range-address="Sheet6.F26:Sheet6.F33" chart:label-cell-address="Sheet6.E26:Sheet6.E26" chart:class="chart:scatter">
            <chart:domain table:cell-range-address="Sheet6.A26:Sheet6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6.E1:Sheet6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6.E10:Sheet6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6.E18:Sheet6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6.E26:Sheet6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1:Sheet6.A8</svg:desc>
                </draw:g>
              </table:table-cell>
              <table:table-cell office:value-type="float" office:value="0.16445344">
                <text:p>0.16445344</text:p>
                <draw:g>
                  <svg:desc>Sheet6.F1:Sheet6.F8</svg:desc>
                </draw:g>
              </table:table-cell>
              <table:table-cell office:value-type="float" office:value="1">
                <text:p>1</text:p>
                <draw:g>
                  <svg:desc>Sheet6.A10:Sheet6.A17</svg:desc>
                </draw:g>
              </table:table-cell>
              <table:table-cell office:value-type="float" office:value="0.05057838">
                <text:p>0.05057838</text:p>
                <draw:g>
                  <svg:desc>Sheet6.F10:Sheet6.F17</svg:desc>
                </draw:g>
              </table:table-cell>
              <table:table-cell office:value-type="float" office:value="1">
                <text:p>1</text:p>
                <draw:g>
                  <svg:desc>Sheet6.A18:Sheet6.A25</svg:desc>
                </draw:g>
              </table:table-cell>
              <table:table-cell office:value-type="float" office:value="0.0503871">
                <text:p>0.0503871</text:p>
                <draw:g>
                  <svg:desc>Sheet6.F18:Sheet6.F25</svg:desc>
                </draw:g>
              </table:table-cell>
              <table:table-cell office:value-type="float" office:value="1">
                <text:p>1</text:p>
                <draw:g>
                  <svg:desc>Sheet6.A26:Sheet6.A33</svg:desc>
                </draw:g>
              </table:table-cell>
              <table:table-cell office:value-type="float" office:value="0.05074211">
                <text:p>0.05074211</text:p>
                <draw:g>
                  <svg:desc>Sheet6.F26:Sheet6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08800591">
                <text:p>0.08800591</text:p>
              </table:table-cell>
              <table:table-cell office:value-type="float" office:value="2">
                <text:p>2</text:p>
              </table:table-cell>
              <table:table-cell office:value-type="float" office:value="0.09258298">
                <text:p>0.09258298</text:p>
              </table:table-cell>
              <table:table-cell office:value-type="float" office:value="2">
                <text:p>2</text:p>
              </table:table-cell>
              <table:table-cell office:value-type="float" office:value="0.09278238">
                <text:p>0.0927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1758608">
                <text:p>0.1758608</text:p>
              </table:table-cell>
              <table:table-cell office:value-type="float" office:value="4">
                <text:p>4</text:p>
              </table:table-cell>
              <table:table-cell office:value-type="float" office:value="0.17570314">
                <text:p>0.17570314</text:p>
              </table:table-cell>
              <table:table-cell office:value-type="float" office:value="4">
                <text:p>4</text:p>
              </table:table-cell>
              <table:table-cell office:value-type="float" office:value="0.17571352">
                <text:p>0.1757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35069388">
                <text:p>0.35069388</text:p>
              </table:table-cell>
              <table:table-cell office:value-type="float" office:value="8">
                <text:p>8</text:p>
              </table:table-cell>
              <table:table-cell office:value-type="float" office:value="0.34295397">
                <text:p>0.34295397</text:p>
              </table:table-cell>
              <table:table-cell office:value-type="float" office:value="8">
                <text:p>8</text:p>
              </table:table-cell>
              <table:table-cell office:value-type="float" office:value="0.35131306">
                <text:p>0.3513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0519465">
                <text:p>1.0519465</text:p>
              </table:table-cell>
              <table:table-cell office:value-type="float" office:value="16">
                <text:p>16</text:p>
              </table:table-cell>
              <table:table-cell office:value-type="float" office:value="1.04507506">
                <text:p>1.04507506</text:p>
              </table:table-cell>
              <table:table-cell office:value-type="float" office:value="16">
                <text:p>16</text:p>
              </table:table-cell>
              <table:table-cell office:value-type="float" office:value="1.05540638">
                <text:p>1.0554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1.34596588">
                <text:p>1.34596588</text:p>
              </table:table-cell>
              <table:table-cell office:value-type="float" office:value="32">
                <text:p>32</text:p>
              </table:table-cell>
              <table:table-cell office:value-type="float" office:value="1.33884925">
                <text:p>1.33884925</text:p>
              </table:table-cell>
              <table:table-cell office:value-type="float" office:value="32">
                <text:p>32</text:p>
              </table:table-cell>
              <table:table-cell office:value-type="float" office:value="1.33589038">
                <text:p>1.33589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3.028516">
                <text:p>3.028516</text:p>
              </table:table-cell>
              <table:table-cell office:value-type="float" office:value="64">
                <text:p>64</text:p>
              </table:table-cell>
              <table:table-cell office:value-type="float" office:value="2.61943775">
                <text:p>2.61943775</text:p>
              </table:table-cell>
              <table:table-cell office:value-type="float" office:value="64">
                <text:p>64</text:p>
              </table:table-cell>
              <table:table-cell office:value-type="float" office:value="3.0118175">
                <text:p>3.011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6.5360655">
                <text:p>6.5360655</text:p>
              </table:table-cell>
              <table:table-cell office:value-type="float" office:value="128">
                <text:p>128</text:p>
              </table:table-cell>
              <table:table-cell office:value-type="float" office:value="6.5363695">
                <text:p>6.5363695</text:p>
              </table:table-cell>
              <table:table-cell office:value-type="float" office:value="128">
                <text:p>128</text:p>
              </table:table-cell>
              <table:table-cell office:value-type="float" office:value="5.271464">
                <text:p>5.271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2.011cm" svg:y="0.407cm" chart:style-name="ch2">
          <text:p>sorting a set of 26k elements, 4 squidlets on one raspberry pi with fan, overclocking at 1.35G</text:p>
        </chart:title>
        <chart:legend chart:legend-position="end" svg:x="17.477cm" svg:y="5.741cm" style:legend-expansion="high" chart:style-name="ch3"/>
        <chart:plot-area chart:style-name="ch4" table:cell-range-address="Sheet7.A1:Sheet7.A8 Sheet7.E1:Sheet7.E1 Sheet7.F1:Sheet7.F8 Sheet7.E10:Sheet7.E10 Sheet7.F10:Sheet7.F33 Sheet7.E18:Sheet7.E18 Sheet7.E26:Sheet7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7.F1:Sheet7.F8" chart:label-cell-address="Sheet7.E1:Sheet7.E1" chart:class="chart:scatter">
            <chart:domain table:cell-range-address="Sheet7.A1:Sheet7.A8"/>
            <chart:data-point chart:repeated="8"/>
          </chart:series>
          <chart:series chart:style-name="ch11" chart:values-cell-range-address="Sheet7.F10:Sheet7.F17" chart:label-cell-address="Sheet7.E10:Sheet7.E10" chart:class="chart:scatter">
            <chart:domain table:cell-range-address="Sheet7.A10:Sheet7.A17"/>
            <chart:data-point chart:repeated="8"/>
          </chart:series>
          <chart:series chart:style-name="ch12" chart:values-cell-range-address="Sheet7.F18:Sheet7.F25" chart:label-cell-address="Sheet7.E18:Sheet7.E18" chart:class="chart:scatter">
            <chart:domain table:cell-range-address="Sheet7.A18:Sheet7.A25"/>
            <chart:data-point chart:repeated="8"/>
          </chart:series>
          <chart:series chart:style-name="ch13" chart:values-cell-range-address="Sheet7.F26:Sheet7.F33" chart:label-cell-address="Sheet7.E26:Sheet7.E26" chart:class="chart:scatter">
            <chart:domain table:cell-range-address="Sheet7.A26:Sheet7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7.E1:Sheet7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7.E10:Sheet7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7.E18:Sheet7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7.E26:Sheet7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1:Sheet7.A8</svg:desc>
                </draw:g>
              </table:table-cell>
              <table:table-cell office:value-type="float" office:value="0.1460072">
                <text:p>0.1460072</text:p>
                <draw:g>
                  <svg:desc>Sheet7.F1:Sheet7.F8</svg:desc>
                </draw:g>
              </table:table-cell>
              <table:table-cell office:value-type="float" office:value="1">
                <text:p>1</text:p>
                <draw:g>
                  <svg:desc>Sheet7.A10:Sheet7.A17</svg:desc>
                </draw:g>
              </table:table-cell>
              <table:table-cell office:value-type="float" office:value="0.04763059">
                <text:p>0.04763059</text:p>
                <draw:g>
                  <svg:desc>Sheet7.F10:Sheet7.F17</svg:desc>
                </draw:g>
              </table:table-cell>
              <table:table-cell office:value-type="float" office:value="1">
                <text:p>1</text:p>
                <draw:g>
                  <svg:desc>Sheet7.A18:Sheet7.A25</svg:desc>
                </draw:g>
              </table:table-cell>
              <table:table-cell office:value-type="float" office:value="0.04771125">
                <text:p>0.04771125</text:p>
                <draw:g>
                  <svg:desc>Sheet7.F18:Sheet7.F25</svg:desc>
                </draw:g>
              </table:table-cell>
              <table:table-cell office:value-type="float" office:value="1">
                <text:p>1</text:p>
                <draw:g>
                  <svg:desc>Sheet7.A26:Sheet7.A33</svg:desc>
                </draw:g>
              </table:table-cell>
              <table:table-cell office:value-type="float" office:value="0.04754857">
                <text:p>0.04754857</text:p>
                <draw:g>
                  <svg:desc>Sheet7.F26:Sheet7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1559">
                <text:p>0.281559</text:p>
              </table:table-cell>
              <table:table-cell office:value-type="float" office:value="2">
                <text:p>2</text:p>
              </table:table-cell>
              <table:table-cell office:value-type="float" office:value="0.08021995">
                <text:p>0.08021995</text:p>
              </table:table-cell>
              <table:table-cell office:value-type="float" office:value="2">
                <text:p>2</text:p>
              </table:table-cell>
              <table:table-cell office:value-type="float" office:value="0.08008209">
                <text:p>0.08008209</text:p>
              </table:table-cell>
              <table:table-cell office:value-type="float" office:value="2">
                <text:p>2</text:p>
              </table:table-cell>
              <table:table-cell office:value-type="float" office:value="0.08053129">
                <text:p>0.0805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3068331">
                <text:p>0.53068331</text:p>
              </table:table-cell>
              <table:table-cell office:value-type="float" office:value="4">
                <text:p>4</text:p>
              </table:table-cell>
              <table:table-cell office:value-type="float" office:value="0.16065917">
                <text:p>0.16065917</text:p>
              </table:table-cell>
              <table:table-cell office:value-type="float" office:value="4">
                <text:p>4</text:p>
              </table:table-cell>
              <table:table-cell office:value-type="float" office:value="0.1602897">
                <text:p>0.1602897</text:p>
              </table:table-cell>
              <table:table-cell office:value-type="float" office:value="4">
                <text:p>4</text:p>
              </table:table-cell>
              <table:table-cell office:value-type="float" office:value="0.16002839">
                <text:p>0.1600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63308">
                <text:p>0.963308</text:p>
              </table:table-cell>
              <table:table-cell office:value-type="float" office:value="8">
                <text:p>8</text:p>
              </table:table-cell>
              <table:table-cell office:value-type="float" office:value="0.32174662">
                <text:p>0.32174662</text:p>
              </table:table-cell>
              <table:table-cell office:value-type="float" office:value="8">
                <text:p>8</text:p>
              </table:table-cell>
              <table:table-cell office:value-type="float" office:value="0.33406675">
                <text:p>0.33406675</text:p>
              </table:table-cell>
              <table:table-cell office:value-type="float" office:value="8">
                <text:p>8</text:p>
              </table:table-cell>
              <table:table-cell office:value-type="float" office:value="0.32717503">
                <text:p>0.3271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707625">
                <text:p>1.707625</text:p>
              </table:table-cell>
              <table:table-cell office:value-type="float" office:value="16">
                <text:p>16</text:p>
              </table:table-cell>
              <table:table-cell office:value-type="float" office:value="0.72208619">
                <text:p>0.72208619</text:p>
              </table:table-cell>
              <table:table-cell office:value-type="float" office:value="16">
                <text:p>16</text:p>
              </table:table-cell>
              <table:table-cell office:value-type="float" office:value="0.72647275">
                <text:p>0.72647275</text:p>
              </table:table-cell>
              <table:table-cell office:value-type="float" office:value="16">
                <text:p>16</text:p>
              </table:table-cell>
              <table:table-cell office:value-type="float" office:value="0.72315675">
                <text:p>0.7231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62431475">
                <text:p>3.62431475</text:p>
              </table:table-cell>
              <table:table-cell office:value-type="float" office:value="32">
                <text:p>32</text:p>
              </table:table-cell>
              <table:table-cell office:value-type="float" office:value="1.23591988">
                <text:p>1.23591988</text:p>
              </table:table-cell>
              <table:table-cell office:value-type="float" office:value="32">
                <text:p>32</text:p>
              </table:table-cell>
              <table:table-cell office:value-type="float" office:value="1.23607225">
                <text:p>1.23607225</text:p>
              </table:table-cell>
              <table:table-cell office:value-type="float" office:value="32">
                <text:p>32</text:p>
              </table:table-cell>
              <table:table-cell office:value-type="float" office:value="1.23649825">
                <text:p>1.2364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081824">
                <text:p>7.081824</text:p>
              </table:table-cell>
              <table:table-cell office:value-type="float" office:value="64">
                <text:p>64</text:p>
              </table:table-cell>
              <table:table-cell office:value-type="float" office:value="2.42637625">
                <text:p>2.42637625</text:p>
              </table:table-cell>
              <table:table-cell office:value-type="float" office:value="64">
                <text:p>64</text:p>
              </table:table-cell>
              <table:table-cell office:value-type="float" office:value="2.674728">
                <text:p>2.674728</text:p>
              </table:table-cell>
              <table:table-cell office:value-type="float" office:value="64">
                <text:p>64</text:p>
              </table:table-cell>
              <table:table-cell office:value-type="float" office:value="2.426782">
                <text:p>2.426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.075125">
                <text:p>14.075125</text:p>
              </table:table-cell>
              <table:table-cell office:value-type="float" office:value="128">
                <text:p>128</text:p>
              </table:table-cell>
              <table:table-cell office:value-type="float" office:value="5.9959895">
                <text:p>5.9959895</text:p>
              </table:table-cell>
              <table:table-cell office:value-type="float" office:value="128">
                <text:p>128</text:p>
              </table:table-cell>
              <table:table-cell office:value-type="float" office:value="5.9940065">
                <text:p>5.9940065</text:p>
              </table:table-cell>
              <table:table-cell office:value-type="float" office:value="128">
                <text:p>128</text:p>
              </table:table-cell>
              <table:table-cell office:value-type="float" office:value="5.967728">
                <text:p>5.967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